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>
      <style:paragraph-properties fo:line-height="150%"/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nity</text:h>
      <text:p text:style-name="P1">Unity je <text:span text:style-name="T1">game engine</text:span><text:span text:style-name="T2"> za razvoj 2D i 3D igara. Podržava preko 20 platformi od kojih je najbitnije istaknuti Windows, Mac, Linux, iOS, Android, Windows Phone, Playstation, Xbox i Wii igrače konzole, WebGL i još mnogo drugih. Osnovna verzija alata je potpuno besplatna za nekomercijalnu uporabu. Unity je popularan izbor za mnoge nezavisne programere, a koriste ga i profesionalni studiji za razvoj svojih igara. Ima aktivnu podršku internet zajednice što dodatno popularizira alat.</text:span></text:p>
      <text:p text:style-name="P1"><text:span text:style-name="T2">Unity ima vlastiti uređivač (engl. </text:span><text:span text:style-name="T1">Editor</text:span><text:span text:style-name="T2">) za razvoj igre, a kao uređivač koda se preporuča MonoDevelop ili Visual Studio. Za razvoj podržava tri programska jezika: C#, <text:s/>Javascript i Boo. Glavna programska paradigma je princip komponenti. Ideja je na modularan i generičan način razvijati komponente koje se mogu ponovno koristiti neovisno o vrsti igre i objektu na kojeg se primjenjuje komponenta.</text:span></text:p>
      <text:p text:style-name="P1"><text:span text:style-name="T2">Unity ima ugrađen sustav za fiziku, podršku za mrežnu igru, rad s animacijama, izrada korisničkog sučelja te ima veliki broj standardnih komponenti koje su dostupne što dramatično ubrzava razvoj igre. Uz veliki broj ugrađenih komponenti, Unity ima i portal (</text:span><text:span text:style-name="T1">Asset Store</text:span><text:span text:style-name="T2">) na kojem se mogu kupiti kompleksne i specijalizirane komponente, razni grafički sadržaji, 3D modeli, zvučnih efekati i mnoge druge stvari.</text:span></text:p>
      <text:p text:style-name="P1"><text:span text:style-name="T2">Podržava tehnike kao što su</text:span><text:span text:style-name="T1"> bump mapping, reflection mapping, parallax mapping, screen space ambient occlusion </text:span><text:span text:style-name="T2">(SSAO)</text:span><text:span text:style-name="T1">, shadow maps.</text:span></text:p>
      <text:p text:style-name="P2">Podržava razvoj vlastitih <text:span text:style-name="T1">shadera,</text:span> i ima već implementirane sve najvažnije <text:span text:style-name="T1">shadere</text:span>.</text:p>
      <text:p text:style-name="P2">Unity se aktivno razvija i aktivno radi na olakšavanju korištenja i pristupačnosti alata izradom velikog broja edukacijskog materijala u vidu <text:span text:style-name="T1">tutorijala, </text:span>održavanjem kvalitetne dokumentacije i podupirući online zajednic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1M25S</meta:editing-duration>
    <meta:editing-cycles>20</meta:editing-cycles>
    <meta:generator>OpenOffice/4.1.1$Win32 OpenOffice.org_project/411m6$Build-9775</meta:generator>
    <dc:date>2015-12-25T01:11:57.54</dc:date>
    <dc:creator>Marko Kruljac</dc:creator>
    <meta:document-statistic meta:table-count="0" meta:image-count="0" meta:object-count="0" meta:page-count="1" meta:paragraph-count="7" meta:word-count="252" meta:character-count="1726"/>
    <meta:user-defined meta:name="Info 1"/>
    <meta:user-defined meta:name="Info 2"/>
    <meta:user-defined meta:name="Info 3"/>
    <meta:user-defined meta:name="Info 4"/>
  </office:meta>
</office:document-meta>
</file>